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font-weight-complex="bold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officeooo:paragraph-rsid="000929d0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0929d0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0929d0" officeooo:paragraph-rsid="000929d0"/>
    </style:style>
    <style:style style:name="P9" style:family="paragraph" style:parent-style-name="Heading_20_1" style:master-page-name="MP0">
      <style:paragraph-properties fo:text-align="center" style:justify-single-word="false" style:page-number="auto" fo:break-before="page"/>
      <style:text-properties fo:font-size="13pt" style:font-size-asian="13pt" style:font-size-complex="13pt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style:font-weight-complex="bold"/>
    </style:style>
    <style:style style:name="P12" style:family="paragraph" style:parent-style-name="Text_20_body" style:list-style-name="L3"/>
    <style:style style:name="P13" style:family="paragraph" style:parent-style-name="Text_20_body" style:list-style-name="L2">
      <style:paragraph-properties fo:margin-top="0cm" fo:margin-bottom="0cm" loext:contextual-spacing="false"/>
    </style:style>
    <style:style style:name="P14" style:family="paragraph" style:parent-style-name="Text_20_body" style:list-style-name="L3">
      <style:paragraph-properties fo:margin-top="0cm" fo:margin-bottom="0cm" loext:contextual-spacing="false"/>
    </style:style>
    <style:style style:name="P15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67%"/>
    </style:style>
    <style:style style:name="T5" style:family="text">
      <style:text-properties style:text-position="super 67%" fo:font-weight="bold" style:font-weight-asian="bold" style:font-weight-complex="bold"/>
    </style:style>
    <style:style style:name="T6" style:family="text">
      <style:text-properties style:font-name="Calibri" fo:font-size="11pt" style:font-size-asian="11pt" style:font-name-complex="Calibri" style:font-size-complex="11pt"/>
    </style:style>
    <style:style style:name="T7" style:family="text">
      <style:text-properties style:font-name="Calibri" fo:font-size="11pt" fo:font-weight="bold" style:font-size-asian="11pt" style:font-weight-asian="bold" style:font-name-complex="Calibri" style:font-size-complex="11pt" style:font-weight-complex="bold"/>
    </style:style>
    <style:style style:name="T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officeooo:rsid="00077b2c"/>
    </style:style>
    <style:style style:name="T10" style:family="text">
      <style:text-properties officeooo:rsid="000929d0"/>
    </style:style>
    <text:list-style style:name="L1">
      <text:list-level-style-bullet text:level="1" text:style-name="WW_5f_CharLFO4LVL1" text:bullet-char="-">
        <style:list-level-properties text:space-before="0.635cm" text:min-label-width="0.635cm"/>
        <style:text-properties style:font-name="Liberation Serif"/>
      </text:list-level-style-bullet>
      <text:list-level-style-bullet text:level="2" text:style-name="WW_5f_CharLFO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•">
        <style:list-level-properties text:space-before="0.748cm" text:min-label-width="0.499cm"/>
        <style:text-properties style:font-name="OpenSymbol"/>
      </text:list-level-style-bullet>
      <text:list-level-style-bullet text:level="2" text:style-name="WW_5f_CharLFO1LVL2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WW_5f_CharLFO1LVL3" text:bullet-char="•">
        <style:list-level-properties text:space-before="3.242cm" text:min-label-width="0.499cm"/>
        <style:text-properties style:font-name="OpenSymbol"/>
      </text:list-level-style-bullet>
      <text:list-level-style-bullet text:level="4" text:style-name="WW_5f_CharLFO1LVL4" text:bullet-char="•">
        <style:list-level-properties text:space-before="4.489cm" text:min-label-width="0.499cm"/>
        <style:text-properties style:font-name="OpenSymbol"/>
      </text:list-level-style-bullet>
      <text:list-level-style-bullet text:level="5" text:style-name="WW_5f_CharLFO1LVL5" text:bullet-char="•">
        <style:list-level-properties text:space-before="5.736cm" text:min-label-width="0.499cm"/>
        <style:text-properties style:font-name="OpenSymbol"/>
      </text:list-level-style-bullet>
      <text:list-level-style-bullet text:level="6" text:style-name="WW_5f_CharLFO1LVL6" text:bullet-char="•">
        <style:list-level-properties text:space-before="6.983cm" text:min-label-width="0.499cm"/>
        <style:text-properties style:font-name="OpenSymbol"/>
      </text:list-level-style-bullet>
      <text:list-level-style-bullet text:level="7" text:style-name="WW_5f_CharLFO1LVL7" text:bullet-char="•">
        <style:list-level-properties text:space-before="8.23cm" text:min-label-width="0.499cm"/>
        <style:text-properties style:font-name="OpenSymbol"/>
      </text:list-level-style-bullet>
      <text:list-level-style-bullet text:level="8" text:style-name="WW_5f_CharLFO1LVL8" text:bullet-char="•">
        <style:list-level-properties text:space-before="9.478cm" text:min-label-width="0.499cm"/>
        <style:text-properties style:font-name="OpenSymbol"/>
      </text:list-level-style-bullet>
      <text:list-level-style-bullet text:level="9" text:style-name="WW_5f_CharLFO1LVL9" text:bullet-char="•">
        <style:list-level-properties text:space-before="10.725cm" text:min-label-width="0.499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•">
        <style:list-level-properties text:space-before="0.748cm" text:min-label-width="0.499cm"/>
        <style:text-properties style:font-name="OpenSymbol"/>
      </text:list-level-style-bullet>
      <text:list-level-style-bullet text:level="2" text:style-name="WW_5f_CharLFO2LVL2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WW_5f_CharLFO2LVL3" text:bullet-char="•">
        <style:list-level-properties text:space-before="3.242cm" text:min-label-width="0.499cm"/>
        <style:text-properties style:font-name="OpenSymbol"/>
      </text:list-level-style-bullet>
      <text:list-level-style-bullet text:level="4" text:style-name="WW_5f_CharLFO2LVL4" text:bullet-char="•">
        <style:list-level-properties text:space-before="4.489cm" text:min-label-width="0.499cm"/>
        <style:text-properties style:font-name="OpenSymbol"/>
      </text:list-level-style-bullet>
      <text:list-level-style-bullet text:level="5" text:style-name="WW_5f_CharLFO2LVL5" text:bullet-char="•">
        <style:list-level-properties text:space-before="5.736cm" text:min-label-width="0.499cm"/>
        <style:text-properties style:font-name="OpenSymbol"/>
      </text:list-level-style-bullet>
      <text:list-level-style-bullet text:level="6" text:style-name="WW_5f_CharLFO2LVL6" text:bullet-char="•">
        <style:list-level-properties text:space-before="6.983cm" text:min-label-width="0.499cm"/>
        <style:text-properties style:font-name="OpenSymbol"/>
      </text:list-level-style-bullet>
      <text:list-level-style-bullet text:level="7" text:style-name="WW_5f_CharLFO2LVL7" text:bullet-char="•">
        <style:list-level-properties text:space-before="8.23cm" text:min-label-width="0.499cm"/>
        <style:text-properties style:font-name="OpenSymbol"/>
      </text:list-level-style-bullet>
      <text:list-level-style-bullet text:level="8" text:style-name="WW_5f_CharLFO2LVL8" text:bullet-char="•">
        <style:list-level-properties text:space-before="9.478cm" text:min-label-width="0.499cm"/>
        <style:text-properties style:font-name="OpenSymbol"/>
      </text:list-level-style-bullet>
      <text:list-level-style-bullet text:level="9" text:style-name="WW_5f_CharLFO2LVL9" text:bullet-char="•">
        <style:list-level-properties text:space-before="10.725cm" text:min-label-width="0.499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text:bullet-char="•">
        <style:list-level-properties/>
        <style:text-properties style:font-name="OpenSymbol"/>
      </text:list-level-style-bullet>
      <text:list-level-style-bullet text:level="2" text:style-name="WW_5f_CharLFO3LVL2" text:bullet-char="◦">
        <style:list-level-properties/>
        <style:text-properties style:font-name="OpenSymbol"/>
      </text:list-level-style-bullet>
      <text:list-level-style-bullet text:level="3" text:style-name="WW_5f_CharLFO3LVL3" text:bullet-char="▪">
        <style:list-level-properties/>
        <style:text-properties style:font-name="OpenSymbol"/>
      </text:list-level-style-bullet>
      <text:list-level-style-bullet text:level="4" text:style-name="WW_5f_CharLFO3LVL4" text:bullet-char="•">
        <style:list-level-properties/>
        <style:text-properties style:font-name="OpenSymbol"/>
      </text:list-level-style-bullet>
      <text:list-level-style-bullet text:level="5" text:style-name="WW_5f_CharLFO3LVL5" text:bullet-char="◦">
        <style:list-level-properties/>
        <style:text-properties style:font-name="OpenSymbol"/>
      </text:list-level-style-bullet>
      <text:list-level-style-bullet text:level="6" text:style-name="WW_5f_CharLFO3LVL6" text:bullet-char="▪">
        <style:list-level-properties/>
        <style:text-properties style:font-name="OpenSymbol"/>
      </text:list-level-style-bullet>
      <text:list-level-style-bullet text:level="7" text:style-name="WW_5f_CharLFO3LVL7" text:bullet-char="•">
        <style:list-level-properties/>
        <style:text-properties style:font-name="OpenSymbol"/>
      </text:list-level-style-bullet>
      <text:list-level-style-bullet text:level="8" text:style-name="WW_5f_CharLFO3LVL8" text:bullet-char="◦">
        <style:list-level-properties/>
        <style:text-properties style:font-name="OpenSymbol"/>
      </text:list-level-style-bullet>
      <text:list-level-style-bullet text:level="9" text:style-name="WW_5f_CharLFO3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Procès-verbal de l'assemblée générale ordinaire de l'association A3C Presqu’île</text:h>
      <text:p text:style-name="Text_20_body"/>
      <text:p text:style-name="P1">Présents :</text:p>
      <text:list xml:id="list1269171936" text:style-name="L1">
        <text:list-item>
          <text:p text:style-name="P10"><text:span text:style-name="Police_20_par_20_défaut"><text:span text:style-name="T1">Catherine </text:span></text:span>Gentric<text:span text:style-name="Police_20_par_20_défaut"><text:span text:style-name="T1">, </text:span></text:span></text:p>
        </text:list-item>
        <text:list-item>
          <text:p text:style-name="P11">Régis Leruste, </text:p>
        </text:list-item>
        <text:list-item>
          <text:p text:style-name="P11">Bruno Leruste, </text:p>
        </text:list-item>
        <text:list-item>
          <text:p text:style-name="P10"><text:span text:style-name="Police_20_par_20_défaut"><text:span text:style-name="T1">Olivier Marais </text:span></text:span></text:p>
        </text:list-item>
        <text:list-item>
          <text:p text:style-name="P11"><text:s/>Arnaud Leruste.</text:p>
        </text:list-item>
      </text:list>
      <text:p text:style-name="Text_20_body"><text:s text:c="6"/>- <text:s text:c="4"/>Jacqueline Collig<text:span text:style-name="T9">n</text:span>on est représentée par <text:span text:style-name="Police_20_par_20_défaut"><text:span text:style-name="T1">Olivier </text:span></text:span>Marais</text:p>
      <text:p text:style-name="P1"/>
      <text:p text:style-name="Text_20_body"><text:span text:style-name="Police_20_par_20_défaut"><text:span text:style-name="T3">A3C Presqu’île </text:span></text:span>Association à but non lucratif de droit français régie par la loi du 1er juillet 1901</text:p>
      <text:p text:style-name="Text_20_body">1 rue du Languernais 44350 St Molf</text:p>
      <text:p text:style-name="Text_20_body"><text:bookmark text:name="u6301-14"/><text:span text:style-name="Police_20_par_20_défaut"><text:span text:style-name="T3">Procès-verbal</text:span></text:span><text:bookmark text:name="u6301-17"/><text:span text:style-name="Police_20_par_20_défaut"><text:span text:style-name="T3"> de l’assemblée générale ordinaire du 1</text:span></text:span><text:span text:style-name="Police_20_par_20_défaut"><text:span text:style-name="T5">er</text:span></text:span><text:span text:style-name="Police_20_par_20_défaut"><text:span text:style-name="T3"> juin 2019</text:span></text:span></text:p>
      <text:p text:style-name="Text_20_body">Le 1<text:span text:style-name="Police_20_par_20_défaut"><text:span text:style-name="T4">er</text:span></text:span> juin 2019 <text:s/>à 10 heures, au 1 rue du Languernais 44350 St Molf, s’est réunie l’assemblée générale ordinaire ci-après relatée pour statuer sur le fonctionnement de l’association.</text:p>
      <text:p text:style-name="Text_20_body">Il a été établi une feuille de présence signée par chaque personne entrant en séance, ci-annexée.</text:p>
      <text:p text:style-name="Text_20_body">L'assemblée générale désigne <text:bookmark text:name="u6301-31"/><text:s/>Régis Leruste, en qualité de président de séance et Arnaud Leruste, en qualité de secrétaire de séance.</text:p>
      <text:p text:style-name="Text_20_body">La feuille de présence est certifiée exacte et sincère par le président de séance et le secrétaire de séance.</text:p>
      <text:p text:style-name="P4">Rapport moral de l'association</text:p>
      <text:list xml:id="list2954738902" text:style-name="L2">
        <text:list-item>
          <text:p text:style-name="P13">Rappel de l’objet statutaire et des valeurs de l’association : <text:span text:style-name="Police_20_par_20_défaut"><text:span text:style-name="T6">L’</text:span></text:span><text:span text:style-name="Police_20_par_20_défaut"><text:span text:style-name="T7">A3C</text:span></text:span><text:span text:style-name="Police_20_par_20_défaut"><text:span text:style-name="T6"> </text:span></text:span><text:span text:style-name="Police_20_par_20_défaut"><text:span text:style-name="T7">Presqu’île</text:span></text:span><text:span text:style-name="Police_20_par_20_défaut"><text:span text:style-name="T6"> a pour objet de </text:span></text:span>revisiter le concept culinaire traditionnel en faisant évoluer l’art de la table. Les objectifs principaux sont la préservation nutritionnelle des aliments, le gain d’énergie et le bien-être de la personne.</text:p>
        </text:list-item>
      </text:list>
      <text:list xml:id="list2082882158" text:style-name="L3">
        <text:list-item>
          <text:p text:style-name="P14">Rapport de gestion de la trésorerie de l’association pour l’exercice écoulé : pas de rapport cette année, la seule dépense est le paiement des frais forfaitaires de création de l’association, soit 44€.</text:p>
        </text:list-item>
        <text:list-item>
          <text:p text:style-name="P14">Mention chronologique ou thématique des projets aboutis et non aboutis :</text:p>
          <text:list>
            <text:list-item>
              <text:p text:style-name="P14">le 2 avril 2019 :</text:p>
              <text:list>
                <text:list-item>
                  <text:p text:style-name="P14">l’association a été constituée en assemblée générale</text:p>
                </text:list-item>
                <text:list-item>
                  <text:p text:style-name="P14">les documents suivants ont été adressés à la sous-préfecture de Châteaubriant :</text:p>
                  <text:list>
                    <text:list-item>
                      <text:p text:style-name="P14">la déclaration préalable « Création d’une association »</text:p>
                    </text:list-item>
                    <text:list-item>
                      <text:p text:style-name="P14">la déclaration de la liste des personnes de la liste des personnes chargées de l’administration d’une association</text:p>
                    </text:list-item>
                    <text:list-item>
                      <text:p text:style-name="P14">les statuts de l’association A3C presqu’île</text:p>
                    </text:list-item>
                    <text:list-item>
                      <text:p text:style-name="P14"><text:soft-page-break/>le procès-verbal de l’assemblée générale constitutive de l’association A3C presqu’île ainsi que la feuille de présence.</text:p>
                    </text:list-item>
                  </text:list>
                </text:list-item>
              </text:list>
            </text:list-item>
            <text:list-item>
              <text:p text:style-name="P14">le 15 avril 2019 est reçu le récépissé de déclaration de création de l’association n° W443009474</text:p>
            </text:list-item>
            <text:list-item>
              <text:p text:style-name="P14">le 20 avril 2019 l’annonce n° 887 de publication au Journal Officiel est reçue</text:p>
            </text:list-item>
            <text:list-item>
              <text:p text:style-name="P14">le 21 avril 2019 la facture n° 4066882 est reçue, son montant est de 44,00 € TTC correspondant aux frais forfaitaires</text:p>
            </text:list-item>
            <text:list-item>
              <text:p text:style-name="P14">le 26 avril 2019 la facture est réglée en ligne (carte bancaire), par Régis Leruste.</text:p>
            </text:list-item>
          </text:list>
        </text:list-item>
        <text:list-item>
          <text:p text:style-name="P14">Présentation détaillée des projets envisagés pour l’année suivante :</text:p>
          <text:list>
            <text:list-item>
              <text:p text:style-name="P14">prise en charge d’un étudiant (3 à 4 mois) dans le cadre d’un stage</text:p>
            </text:list-item>
            <text:list-item>
              <text:p text:style-name="P14">organiser un repas pour 6 personnes avec création d’un menu conçu par un des membres selon les principes suivants :</text:p>
              <text:list>
                <text:list-item>
                  <text:p text:style-name="P14">utilisation du Système de Cuisson Assisté par Ordinateur (SCAO) pour au moins l’un des plats</text:p>
                </text:list-item>
                <text:list-item>
                  <text:p text:style-name="P14">prendre une photo du plat cuisiné (assiette de présentation)</text:p>
                </text:list-item>
                <text:list-item>
                  <text:p text:style-name="P14">rédiger la recette sur Fablabo</text:p>
                </text:list-item>
              </text:list>
            </text:list-item>
          </text:list>
        </text:list-item>
        <text:list-item>
          <text:p text:style-name="P14">Description des relations entretenues avec les pouvoirs publics et les partenaires privés, le cas échéant : sans objet cette année.</text:p>
        </text:list-item>
      </text:list>
      <text:p text:style-name="P3"/>
      <text:p text:style-name="P1">Remerciement des membres impliqués, des bénévoles et des donateurs :</text:p>
      <text:list xml:id="list201131093348329" text:continue-numbering="true" text:style-name="L3">
        <text:list-item>
          <text:list>
            <text:list-item>
              <text:p text:style-name="P12">Antoine Turmel, fab-manager du BlueLab de Saint-Nazaire, pour son conseil en informatique</text:p>
            </text:list-item>
            <text:list-item>
              <text:p text:style-name="P12">Bruno Leruste, designer, pour les logos et la modélisation de la future e-poignée (prototype n°3)</text:p>
            </text:list-item>
            <text:list-item>
              <text:p text:style-name="P12">Catherine Gentric, professeure de français retraitée, pour ses précieux services lors de la relecture des textes</text:p>
            </text:list-item>
            <text:list-item>
              <text:p text:style-name="P12">Edina, designer, pour sa participation culinaire</text:p>
            </text:list-item>
            <text:list-item>
              <text:p text:style-name="P12">Jacqueline Collignon pour son soutien financier</text:p>
            </text:list-item>
            <text:list-item>
              <text:p text:style-name="P12">Marie Surel, web master et portraitiste sonore, pour le site web et le portait sonore de l’association</text:p>
            </text:list-item>
            <text:list-item>
              <text:p text:style-name="P12">Olivier Marais, micro-mécanicien, pour sa participation dans les domaines culinaire, mécanique et informatique</text:p>
            </text:list-item>
            <text:list-item>
              <text:p text:style-name="P12">A toutes les personnes de l’assemblée pour leurs conseils et leurs soutiens.</text:p>
            </text:list-item>
          </text:list>
        </text:list-item>
      </text:list>
      <text:p text:style-name="P3"/>
      <text:p text:style-name="P3"><text:span text:style-name="Police_20_par_20_défaut"><text:span text:style-name="T3">Rapport d'activités :</text:span></text:span></text:p>
      <text:p text:style-name="P3">(voir ci-dessus)</text:p>
      <text:p text:style-name="P3"/>
      <text:p text:style-name="P3"><text:span text:style-name="Police_20_par_20_défaut"><text:span text:style-name="T3">Élections et attribution des pouvoirs</text:span></text:span> (l'association A3C appelle un candidat au poste de secrétaire).</text:p>
      <text:p text:style-name="P7">Composition actuelle du bureau :</text:p>
      <text:p text:style-name="P7">Président : Régis Leruste</text:p>
      <text:p text:style-name="P7">Trésorier : Bruno Leruste</text:p>
      <text:p text:style-name="P3"><text:soft-page-break/>Arnaud Leruste est élu Secrétaire de l’association à l’unanimité.</text:p>
      <text:p text:style-name="P3"/>
      <text:p text:style-name="P4">Fonctionnement de l'association :</text:p>
      <text:p text:style-name="P3"/>
      <text:p text:style-name="P3"><text:span text:style-name="Police_20_par_20_défaut"><text:span text:style-name="T8">Adhésion</text:span></text:span> : formulaire, montant annuel de l’adhésion</text:p>
      <text:p text:style-name="P3"/>
      <text:p text:style-name="P3">Le montant de l’adhésion est fixé à 20 euros pour les membres adhérents.</text:p>
      <text:p text:style-name="P3">A partir de 40 euros, on est considéré comme membre adhérent bienfaiteur.</text:p>
      <text:p text:style-name="P3">Il est possible de faire un don à l’association.</text:p>
      <text:p text:style-name="P8">Le formulaire d’adhésion est complété en séance, il est annexé au présent procès verbal.</text:p>
      <text:p text:style-name="P3"/>
      <text:p text:style-name="P6">Banque et <text:s/>Assurances - Responsabilité Civile (RC), </text:p>
      <text:p text:style-name="P7"><text:span text:style-name="T10">P</text:span>résentation des devis et choix :</text:p>
      <text:list xml:id="list4109011776" text:style-name="L4">
        <text:list-item>
          <text:p text:style-name="P15">Crédit Agricole : compte et chèques gratuits – carte de banque 40€/an – RC : 82€/an</text:p>
        </text:list-item>
        <text:list-item>
          <text:p text:style-name="P15">La poste : compte et chèques 4,50€/mois – carte de banque 40€/an – RC : 94€/an</text:p>
        </text:list-item>
        <text:list-item>
          <text:p text:style-name="P15">Fédération Française du Bénévolat Associatif (RC uniquement) : 40€ la première année, 76€ les années suivantes.</text:p>
        </text:list-item>
        <text:list-item>
          <text:p text:style-name="P15">MAIF : RC 110€/an</text:p>
        </text:list-item>
      </text:list>
      <text:p text:style-name="P3"/>
      <text:p text:style-name="P3">La banque choisie est le crédit agricole compte et chèques gratuits.</text:p>
      <text:p text:style-name="P3"/>
      <text:p text:style-name="P3">Nous reportons le choix de l’assurance qu’il faudra statuer avant l’arrivée du stagiaire (Avril 2020).</text:p>
      <text:p text:style-name="P5"/>
      <text:p text:style-name="P3"><text:span text:style-name="Police_20_par_20_défaut"><text:span text:style-name="T8">Budget/Dépense :</text:span></text:span></text:p>
      <text:p text:style-name="P3"/>
      <text:p text:style-name="P3">Le budget résulte du montant des cotisations, des dons et subventions éventuelles.</text:p>
      <text:p text:style-name="P3">Les dépenses résultent des frais de banque, des frais de bouche, des frais d’assurance et divers.</text:p>
      <text:p text:style-name="P3"><text:s/></text:p>
      <text:p text:style-name="P5">Subventions :</text:p>
      <text:p text:style-name="P3">Des fonds européens ou régionaux dits « structurels » existent. L’attribution de ces subventions pourra être sollicitée auprès du conseil régional (voir article Ouest France du 15 mai 2019).</text:p>
      <text:p text:style-name="P3"/>
      <text:p text:style-name="P3"/>
      <text:p text:style-name="P3"><text:span text:style-name="Police_20_par_20_défaut"><text:span text:style-name="T3">Débat sur les objectifs de l'association </text:span></text:span>:</text:p>
      <text:p text:style-name="P3"/>
      <text:p text:style-name="P3">Attentes et suggestions des membres de l’association</text:p>
      <text:p text:style-name="Text_20_body"/>
      <text:p text:style-name="P1">Questions diverses :</text:p>
      <text:p text:style-name="P2">Pas de questions diverses.</text:p>
      <text:p text:style-name="P2">La séance est levée à 11h36.</text:p>
      <text:p text:style-name="Text_20_body"><text:span text:style-name="Police_20_par_20_défaut"><text:span text:style-name="T3">A l'issue de l'AG,</text:span></text:span> Bruno Leruste présente son concept culinaire créatif <text:span text:style-name="Police_20_par_20_défaut"><text:span text:style-name="T2">"TrieCycle"</text:span>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AR PL SungtiL GB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AR PL SungtiL GB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size-complex="2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LERUSTE Arnaud</meta:initial-creator>
    <meta:creation-date>2019-05-27T12:14:00Z</meta:creation-date>
    <dc:date>2019-06-01T20:11:30.751544524</dc:date>
    <meta:editing-cycles>8</meta:editing-cycles>
    <meta:editing-duration>PT3H20S</meta:editing-duration>
    <meta:document-statistic meta:table-count="0" meta:image-count="0" meta:object-count="0" meta:page-count="3" meta:paragraph-count="79" meta:word-count="901" meta:character-count="5609" meta:non-whitespace-character-count="4800"/>
    <meta:template xlink:type="simple" xlink:actuate="onRequest" xlink:title="" xlink:href="Normal.dotm"/>
  </office:meta>
</office:document-meta>
</file>